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Calibri1" svg:font-family="Calibri" style:font-family-generic="swiss"/>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onospace" svg:font-family="Monospac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Monospace1" svg:font-family="Monospace"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338d0f" officeooo:paragraph-rsid="00338d0f"/>
    </style:style>
    <style:style style:name="P3" style:family="paragraph" style:parent-style-name="Standard">
      <style:text-properties officeooo:rsid="0035b7c1" officeooo:paragraph-rsid="0035b7c1"/>
    </style:style>
    <style:style style:name="P4" style:family="paragraph" style:parent-style-name="Standard">
      <style:text-properties officeooo:paragraph-rsid="003942dc"/>
    </style:style>
    <style:style style:name="P5" style:family="paragraph" style:parent-style-name="Standard">
      <style:text-properties fo:font-weight="bold" officeooo:rsid="003942dc" officeooo:paragraph-rsid="003942dc" style:font-weight-asian="bold"/>
    </style:style>
    <style:style style:name="P6" style:family="paragraph" style:parent-style-name="Standard">
      <style:text-properties officeooo:rsid="002553f2" officeooo:paragraph-rsid="0068566d"/>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ext-properties officeooo:rsid="00191a75" officeooo:paragraph-rsid="00191a75"/>
    </style:style>
    <style:style style:name="P10" style:family="paragraph" style:parent-style-name="Standard">
      <style:paragraph-properties fo:margin-top="0in" fo:margin-bottom="0in" loext:contextual-spacing="false" fo:line-height="100%"/>
      <style:text-properties officeooo:rsid="0062e98a" officeooo:paragraph-rsid="0062e98a"/>
    </style:style>
    <style:style style:name="P11"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12" style:family="paragraph" style:parent-style-name="Standard">
      <style:paragraph-properties fo:margin-top="0in" fo:margin-bottom="0in" loext:contextual-spacing="false" fo:line-height="100%"/>
      <style:text-properties officeooo:rsid="00649750" officeooo:paragraph-rsid="00649750"/>
    </style:style>
    <style:style style:name="P13" style:family="paragraph" style:parent-style-name="Standard">
      <style:paragraph-properties fo:margin-top="0in" fo:margin-bottom="0in" loext:contextual-spacing="false" fo:line-height="100%"/>
      <style:text-properties officeooo:rsid="0068480f" officeooo:paragraph-rsid="0068480f"/>
    </style:style>
    <style:style style:name="P14" style:family="paragraph" style:parent-style-name="Preformatted_20_Text">
      <style:text-properties officeooo:rsid="003689da" officeooo:paragraph-rsid="003689da"/>
    </style:style>
    <style:style style:name="P15" style:family="paragraph" style:parent-style-name="Text_20_body">
      <style:paragraph-properties fo:text-align="center" style:justify-single-word="false"/>
    </style:style>
    <style:style style:name="P16" style:family="paragraph" style:parent-style-name="Standard">
      <style:text-properties officeooo:rsid="002c5745" officeooo:paragraph-rsid="00750fee"/>
    </style:style>
    <style:style style:name="P17" style:family="paragraph" style:parent-style-name="Standard">
      <style:text-properties officeooo:rsid="003689da" officeooo:paragraph-rsid="00760a95"/>
    </style:style>
    <style:style style:name="P18" style:family="paragraph" style:parent-style-name="Standard">
      <style:text-properties officeooo:rsid="003689da" officeooo:paragraph-rsid="003689da"/>
    </style:style>
    <style:style style:name="P19" style:family="paragraph" style:parent-style-name="Standard">
      <style:text-properties officeooo:rsid="003689da" officeooo:paragraph-rsid="008a1bcb"/>
    </style:style>
    <style:style style:name="P20" style:family="paragraph" style:parent-style-name="Standard">
      <style:text-properties officeooo:paragraph-rsid="00760a95"/>
    </style:style>
    <style:style style:name="P21" style:family="paragraph" style:parent-style-name="Standard">
      <style:text-properties officeooo:paragraph-rsid="0062e98a"/>
    </style:style>
    <style:style style:name="P22" style:family="paragraph" style:parent-style-name="Standard">
      <style:text-properties officeooo:rsid="002123e1" officeooo:paragraph-rsid="0076b5a6"/>
    </style:style>
    <style:style style:name="P23" style:family="paragraph" style:parent-style-name="Standard">
      <style:text-properties officeooo:rsid="003195cc" officeooo:paragraph-rsid="003195cc" fo:background-color="transparent"/>
    </style:style>
    <style:style style:name="P24" style:family="paragraph" style:parent-style-name="Standard">
      <style:text-properties officeooo:rsid="0083d3ec" officeooo:paragraph-rsid="0083dbdf" fo:background-color="transparent"/>
    </style:style>
    <style:style style:name="P25" style:family="paragraph" style:parent-style-name="Standard">
      <style:text-properties officeooo:rsid="00806f28" officeooo:paragraph-rsid="00806f28"/>
    </style:style>
    <style:style style:name="P26" style:family="paragraph" style:parent-style-name="Standard">
      <style:text-properties style:use-window-font-color="true" style:font-name="Calibri" fo:font-size="11pt" fo:language="en" fo:country="US" officeooo:rsid="0083d3ec" officeooo:paragraph-rsid="0083dbdf" fo:background-color="transparent" style:font-name-asian="Calibri2" style:font-size-asian="11pt" style:language-asian="en" style:country-asian="US" style:font-name-complex="DejaVu Sans" style:font-size-complex="11pt" style:language-complex="ar" style:country-complex="SA"/>
    </style:style>
    <style:style style:name="P27" style:family="paragraph" style:parent-style-name="Standard">
      <style:text-properties officeooo:rsid="0048473f" officeooo:paragraph-rsid="0088d8cd"/>
    </style:style>
    <style:style style:name="P28" style:family="paragraph" style:parent-style-name="Standard" style:list-style-name="L1">
      <style:paragraph-properties fo:margin-top="0in" fo:margin-bottom="0in" loext:contextual-spacing="false" fo:line-height="100%"/>
      <style:text-properties officeooo:rsid="00649750" officeooo:paragraph-rsid="00649750"/>
    </style:style>
    <style:style style:name="P29" style:family="paragraph" style:parent-style-name="Standard" style:list-style-name="L1">
      <style:paragraph-properties fo:margin-top="0in" fo:margin-bottom="0in" loext:contextual-spacing="false" fo:line-height="100%"/>
      <style:text-properties officeooo:rsid="0074be67" officeooo:paragraph-rsid="0074be67"/>
    </style:style>
    <style:style style:name="P30" style:family="paragraph" style:parent-style-name="Standard">
      <style:paragraph-properties fo:margin-top="0in" fo:margin-bottom="0in" loext:contextual-spacing="false" fo:line-height="100%"/>
    </style:style>
    <style:style style:name="P31" style:family="paragraph" style:parent-style-name="Standard">
      <style:paragraph-properties fo:margin-top="0in" fo:margin-bottom="0in" loext:contextual-spacing="false" fo:line-height="100%"/>
      <style:text-properties officeooo:paragraph-rsid="0073ab6d"/>
    </style:style>
    <style:style style:name="P32" style:family="paragraph" style:parent-style-name="Standard">
      <style:paragraph-properties fo:margin-top="0in" fo:margin-bottom="0in" loext:contextual-spacing="false" fo:line-height="100%"/>
      <style:text-properties officeooo:rsid="00750fee" officeooo:paragraph-rsid="00750fee"/>
    </style:style>
    <style:style style:name="P33" style:family="paragraph" style:parent-style-name="Standard">
      <style:paragraph-properties fo:margin-top="0in" fo:margin-bottom="0in" loext:contextual-spacing="false" fo:line-height="100%"/>
      <style:text-properties fo:color="#ce181e" fo:font-weight="bold" officeooo:rsid="002c5745" fo:background-color="transparent" style:font-weight-asian="bold" style:font-weight-complex="bold"/>
    </style:style>
    <style:style style:name="P34" style:family="paragraph" style:parent-style-name="Standard">
      <style:paragraph-properties fo:margin-top="0in" fo:margin-bottom="0in" loext:contextual-spacing="false" fo:line-height="115%"/>
    </style:style>
    <style:style style:name="P35" style:family="paragraph" style:parent-style-name="Standard">
      <style:paragraph-properties fo:margin-top="0in" fo:margin-bottom="0in" loext:contextual-spacing="false" fo:line-height="100%"/>
      <style:text-properties officeooo:rsid="007c9108" officeooo:paragraph-rsid="007c9108"/>
    </style:style>
    <style:style style:name="P36" style:family="paragraph" style:parent-style-name="Standard">
      <style:paragraph-properties fo:margin-top="0in" fo:margin-bottom="0in" loext:contextual-spacing="false"/>
      <style:text-properties style:font-name="Courier" fo:font-size="10pt" officeooo:rsid="00806f28" officeooo:paragraph-rsid="00806f28" style:font-size-asian="10pt" style:font-size-complex="10pt"/>
    </style:style>
    <style:style style:name="P37" style:family="paragraph" style:parent-style-name="Standard">
      <style:paragraph-properties fo:margin-top="0in" fo:margin-bottom="0in" loext:contextual-spacing="false"/>
      <style:text-properties style:font-name="Courier" fo:font-size="10pt" officeooo:rsid="0083426a" officeooo:paragraph-rsid="0083d3ec" style:font-size-asian="10pt" style:font-size-complex="10pt"/>
    </style:style>
    <style:style style:name="P38" style:family="paragraph" style:parent-style-name="Standard">
      <style:paragraph-properties fo:margin-top="0in" fo:margin-bottom="0in" loext:contextual-spacing="false"/>
      <style:text-properties style:font-name="Courier" fo:font-size="10pt" officeooo:rsid="0083d3ec" officeooo:paragraph-rsid="0083d3ec" style:font-size-asian="10pt" style:font-size-complex="10pt"/>
    </style:style>
    <style:style style:name="P39" style:family="paragraph" style:parent-style-name="Standard">
      <style:paragraph-properties fo:margin-top="0in" fo:margin-bottom="0in" loext:contextual-spacing="false"/>
      <style:text-properties style:font-name="Courier" fo:font-size="10pt" fo:font-style="italic" officeooo:rsid="00806f28" officeooo:paragraph-rsid="008851b0" style:font-size-asian="10pt" style:font-style-asian="italic" style:font-size-complex="10pt" style:font-style-complex="italic"/>
    </style:style>
    <style:style style:name="P40" style:family="paragraph" style:parent-style-name="Standard">
      <loext:graphic-properties draw:fill="none"/>
      <style:paragraph-properties fo:margin-top="0in" fo:margin-bottom="0in" loext:contextual-spacing="false" fo:line-height="115%" fo:background-color="transparent" style:shadow="none">
        <style:tab-stops/>
      </style:paragraph-properties>
    </style:style>
    <style:style style:name="P41"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in" style:auto-text-indent="false" fo:background-color="transparent" style:shadow="none">
        <style:tab-stops/>
      </style:paragraph-properties>
      <style:text-properties officeooo:paragraph-rsid="00757a42"/>
    </style:style>
    <style:style style:name="P42" style:family="paragraph" style:parent-style-name="Standard">
      <style:paragraph-properties fo:margin-left="0in" fo:margin-right="0in" fo:margin-top="0in" fo:margin-bottom="0in" loext:contextual-spacing="false" fo:line-height="115%" fo:text-align="start" style:justify-single-word="false" fo:text-indent="0in" style:auto-text-indent="false"/>
    </style:style>
    <style:style style:name="P43" style:family="paragraph" style:parent-style-name="Standard">
      <style:paragraph-properties fo:margin-left="0.5in" fo:margin-right="0in" fo:text-indent="0in" style:auto-text-indent="false"/>
      <style:text-properties officeooo:paragraph-rsid="0076b5a6"/>
    </style:style>
    <style:style style:name="P44" style:family="paragraph" style:parent-style-name="Standard">
      <style:paragraph-properties fo:margin-left="0.5in" fo:margin-right="0in" fo:text-indent="0in" style:auto-text-indent="false"/>
      <style:text-properties officeooo:rsid="002553f2" officeooo:paragraph-rsid="0068566d" fo:background-color="transparent"/>
    </style:style>
    <style:style style:name="P45" style:family="paragraph" style:parent-style-name="Standard">
      <style:paragraph-properties fo:margin-top="0.2165in" fo:margin-bottom="0.139in" loext:contextual-spacing="false"/>
      <style:text-properties officeooo:rsid="003689da" officeooo:paragraph-rsid="003689da"/>
    </style:style>
    <style:style style:name="P46" style:family="paragraph" style:parent-style-name="Standard">
      <style:paragraph-properties fo:margin-top="0.2165in" fo:margin-bottom="0.139in" loext:contextual-spacing="false"/>
      <style:text-properties officeooo:rsid="003689da" officeooo:paragraph-rsid="0088d8cd"/>
    </style:style>
    <style:style style:name="P47" style:family="paragraph" style:parent-style-name="Preformatted_20_Text">
      <style:paragraph-properties fo:margin-top="0in" fo:margin-bottom="0in" loext:contextual-spacing="false" fo:line-height="115%"/>
    </style:style>
    <style:style style:name="P48" style:family="paragraph" style:parent-style-name="Heading_20_2">
      <style:text-properties fo:font-size="12pt" fo:font-style="italic" style:font-size-asian="12pt" style:font-style-asian="italic" style:font-size-complex="12pt" style:font-style-complex="italic"/>
    </style:style>
    <style:style style:name="P49" style:family="paragraph" style:parent-style-name="Footer">
      <style:paragraph-properties fo:text-align="center" style:justify-single-word="false"/>
      <style:text-properties officeooo:rsid="008851b0" officeooo:paragraph-rsid="008851b0"/>
    </style:style>
    <style:style style:name="T1" style:family="text">
      <style:text-properties fo:font-weight="bold" style:font-weight-asian="bold"/>
    </style:style>
    <style:style style:name="T2" style:family="text">
      <style:text-properties fo:font-weight="bold" officeooo:rsid="00760a95" style:font-weight-asian="bold"/>
    </style:style>
    <style:style style:name="T3" style:family="text">
      <style:text-properties fo:font-weight="bold" officeooo:rsid="008851b0" style:font-weight-asian="bold"/>
    </style:style>
    <style:style style:name="T4" style:family="text">
      <style:text-properties fo:font-size="22pt" style:font-size-asian="22pt"/>
    </style:style>
    <style:style style:name="T5" style:family="text">
      <style:text-properties fo:font-size="22pt" officeooo:rsid="00191a75" style:font-size-asian="22pt"/>
    </style:style>
    <style:style style:name="T6" style:family="text">
      <style:text-properties fo:font-size="22pt" officeooo:rsid="0062e98a" style:font-size-asian="22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91a75"/>
    </style:style>
    <style:style style:name="T10" style:family="text">
      <style:text-properties officeooo:rsid="001a0952"/>
    </style:style>
    <style:style style:name="T11" style:family="text">
      <style:text-properties officeooo:rsid="001a5996"/>
    </style:style>
    <style:style style:name="T12" style:family="text">
      <style:text-properties officeooo:rsid="001c2e80"/>
    </style:style>
    <style:style style:name="T13" style:family="text">
      <style:text-properties fo:font-style="normal" style:font-style-asian="normal" style:font-style-complex="normal"/>
    </style:style>
    <style:style style:name="T14" style:family="text">
      <style:text-properties fo:font-style="normal" officeooo:rsid="00750fee" style:font-style-asian="normal" style:font-style-complex="normal"/>
    </style:style>
    <style:style style:name="T15" style:family="text">
      <style:text-properties fo:font-style="normal" officeooo:rsid="007ed5cd" style:font-style-asian="normal" style:font-style-complex="normal"/>
    </style:style>
    <style:style style:name="T16" style:family="text">
      <style:text-properties fo:font-style="normal" officeooo:rsid="00806f28" style:font-style-asian="normal" style:font-style-complex="normal"/>
    </style:style>
    <style:style style:name="T17" style:family="text">
      <style:text-properties fo:font-style="normal" officeooo:rsid="0081e2ae" style:font-style-asian="normal" style:font-style-complex="normal"/>
    </style:style>
    <style:style style:name="T18" style:family="text">
      <style:text-properties fo:font-style="normal" officeooo:rsid="0083d3ec" style:font-style-asian="normal" style:font-style-complex="normal"/>
    </style:style>
    <style:style style:name="T19" style:family="text">
      <style:text-properties fo:font-style="normal" officeooo:rsid="00858a3b" style:font-style-asian="normal" style:font-style-complex="normal"/>
    </style:style>
    <style:style style:name="T20" style:family="text">
      <style:text-properties fo:font-style="normal" officeooo:rsid="00874d33" style:font-style-asian="normal" style:font-style-complex="normal"/>
    </style:style>
    <style:style style:name="T21" style:family="text">
      <style:text-properties fo:font-style="normal" fo:font-weight="bold" officeooo:rsid="00858a3b" style:font-style-asian="normal" style:font-weight-asian="bold" style:font-style-complex="normal" style:font-weight-complex="bold"/>
    </style:style>
    <style:style style:name="T22" style:family="text">
      <style:text-properties officeooo:rsid="002c5745"/>
    </style:style>
    <style:style style:name="T23" style:family="text">
      <style:text-properties officeooo:rsid="0031691b"/>
    </style:style>
    <style:style style:name="T24" style:family="text">
      <style:text-properties officeooo:rsid="003be52e"/>
    </style:style>
    <style:style style:name="T25" style:family="text">
      <style:text-properties officeooo:rsid="003dc020"/>
    </style:style>
    <style:style style:name="T26" style:family="text">
      <style:text-properties officeooo:rsid="0044f0ae"/>
    </style:style>
    <style:style style:name="T27" style:family="text">
      <style:text-properties fo:background-color="#fff200" loext:char-shading-value="0"/>
    </style:style>
    <style:style style:name="T28" style:family="text">
      <style:text-properties officeooo:rsid="002c32fd" fo:background-color="#fff200" loext:char-shading-value="0"/>
    </style:style>
    <style:style style:name="T29" style:family="text">
      <style:text-properties officeooo:rsid="00750fee" fo:background-color="#fff200" loext:char-shading-value="0"/>
    </style:style>
    <style:style style:name="T30" style:family="text">
      <style:text-properties fo:background-color="#fff200" loext:char-shading-value="0"/>
    </style:style>
    <style:style style:name="T31" style:family="text">
      <style:text-properties officeooo:rsid="002bcbf5" fo:background-color="#fff200" loext:char-shading-value="0"/>
    </style:style>
    <style:style style:name="T32" style:family="text">
      <style:text-properties officeooo:rsid="0073ab6d" fo:background-color="#fff200" loext:char-shading-value="0"/>
    </style:style>
    <style:style style:name="T33" style:family="text">
      <style:text-properties fo:color="#0000ff"/>
    </style:style>
    <style:style style:name="T34" style:family="text">
      <style:text-properties fo:color="#0000ff" officeooo:rsid="006966eb"/>
    </style:style>
    <style:style style:name="T35" style:family="text">
      <style:text-properties fo:color="#0000ff" officeooo:rsid="00750fee"/>
    </style:style>
    <style:style style:name="T36" style:family="text">
      <style:text-properties officeooo:rsid="004ae0d1"/>
    </style:style>
    <style:style style:name="T37" style:family="text">
      <style:text-properties fo:font-size="12pt" officeooo:rsid="00191a75" style:font-size-asian="12pt" style:font-size-complex="12pt"/>
    </style:style>
    <style:style style:name="T38" style:family="text">
      <style:text-properties officeooo:rsid="0062e98a"/>
    </style:style>
    <style:style style:name="T39" style:family="text">
      <style:text-properties officeooo:rsid="001fbb3a"/>
    </style:style>
    <style:style style:name="T40" style:family="text">
      <style:text-properties officeooo:rsid="00649750"/>
    </style:style>
    <style:style style:name="T41" style:family="text">
      <style:text-properties fo:font-variant="normal" fo:text-transform="none" fo:color="#333333" style:font-name="Source Sans Pro" fo:font-size="12pt" fo:letter-spacing="normal" fo:font-style="normal" fo:font-weight="normal"/>
    </style:style>
    <style:style style:name="T42" style:family="text">
      <style:text-properties fo:font-variant="normal" fo:text-transform="none" fo:color="#333333" style:font-name="Source Sans Pro" fo:font-size="12pt" fo:letter-spacing="normal" fo:font-style="normal" fo:font-weight="normal" officeooo:rsid="00750fee"/>
    </style:style>
    <style:style style:name="T43" style:family="text">
      <style:text-properties fo:font-variant="normal" fo:text-transform="none" fo:color="#333333" style:font-name="Source Sans Pro" fo:font-size="12pt" fo:letter-spacing="normal" fo:font-style="normal" fo:font-weight="normal" officeooo:rsid="00191a75"/>
    </style:style>
    <style:style style:name="T44" style:family="text">
      <style:text-properties fo:font-variant="normal" fo:text-transform="none" fo:color="#333333" style:font-name="Source Sans Pro" fo:font-size="12pt" fo:letter-spacing="normal" fo:font-style="normal" fo:font-weight="normal" officeooo:rsid="0074be67"/>
    </style:style>
    <style:style style:name="T45" style:family="text">
      <style:text-properties fo:font-variant="normal" fo:text-transform="none" fo:color="#333333" style:font-name="Calibri1" fo:font-size="11pt" fo:letter-spacing="normal" fo:font-style="normal" style:text-underline-style="none" fo:font-weight="normal" style:font-size-asian="11pt" style:font-size-complex="11pt"/>
    </style:style>
    <style:style style:name="T46" style:family="text">
      <style:text-properties officeooo:rsid="00770c86" fo:background-color="transparent" loext:char-shading-value="0"/>
    </style:style>
    <style:style style:name="T47" style:family="text">
      <style:text-properties fo:background-color="transparent" loext:char-shading-value="0"/>
    </style:style>
    <style:style style:name="T48" style:family="text">
      <style:text-properties officeooo:rsid="006735cc" fo:background-color="transparent" loext:char-shading-value="0"/>
    </style:style>
    <style:style style:name="T49" style:family="text">
      <style:text-properties officeooo:rsid="0083dbdf" fo:background-color="transparent" loext:char-shading-value="0"/>
    </style:style>
    <style:style style:name="T50" style:family="text">
      <style:text-properties officeooo:rsid="0074be67"/>
    </style:style>
    <style:style style:name="T51" style:family="text">
      <style:text-properties officeooo:rsid="00750fee"/>
    </style:style>
    <style:style style:name="T52" style:family="text">
      <style:text-properties style:use-window-font-color="true" fo:font-size="10pt" fo:language="en" fo:country="US" officeooo:rsid="00750fee" style:font-size-asian="10pt" style:language-asian="en" style:country-asian="US" style:font-size-complex="10pt" style:language-complex="ar" style:country-complex="SA"/>
    </style:style>
    <style:style style:name="T53" style:family="text">
      <style:text-properties style:use-window-font-color="true" fo:font-size="10pt" fo:language="en" fo:country="US" style:text-underline-style="solid" style:text-underline-width="auto" style:text-underline-color="font-color" officeooo:rsid="003689da" fo:background-color="#fff200" loext:char-shading-value="0" style:font-size-asian="10pt" style:language-asian="en" style:country-asian="US" style:font-size-complex="10pt" style:language-complex="ar" style:country-complex="SA"/>
    </style:style>
    <style:style style:name="T54" style:family="text">
      <style:text-properties style:use-window-font-color="true" fo:font-size="10pt" fo:language="en" fo:country="US" officeooo:rsid="003689da" fo:background-color="#fff200" loext:char-shading-value="0" style:font-size-asian="10pt" style:language-asian="en" style:country-asian="US" style:font-size-complex="10pt" style:language-complex="ar" style:country-complex="SA"/>
    </style:style>
    <style:style style:name="T55" style:family="text">
      <style:text-properties style:use-window-font-color="true" fo:font-size="10pt" fo:language="en" fo:country="US" officeooo:rsid="003689da" fo:background-color="#fff200" loext:char-shading-value="0" style:font-size-asian="10pt" style:language-asian="en" style:country-asian="US" style:font-size-complex="10pt" style:language-complex="ar" style:country-complex="SA"/>
    </style:style>
    <style:style style:name="T56" style:family="text">
      <style:text-properties style:use-window-font-color="true" fo:font-size="10pt" fo:language="en" fo:country="US" officeooo:rsid="003689da" fo:background-color="#fff200" loext:char-shading-value="0" style:font-size-asian="10pt" style:language-asian="en" style:country-asian="US" style:font-size-complex="10pt" style:language-complex="ar" style:country-complex="SA"/>
    </style:style>
    <style:style style:name="T57" style:family="text">
      <style:text-properties style:use-window-font-color="true" fo:font-size="10pt" fo:language="en" fo:country="US" officeooo:rsid="003689da" fo:background-color="#fff200" loext:char-shading-value="0" style:font-size-asian="10pt" style:language-asian="en" style:country-asian="US" style:font-size-complex="10pt" style:language-complex="ar" style:country-complex="SA"/>
    </style:style>
    <style:style style:name="T58" style:family="text">
      <style:text-properties style:use-window-font-color="true" fo:font-size="10pt" fo:language="en" fo:country="US" officeooo:rsid="007962aa" fo:background-color="#fff200" loext:char-shading-value="0" style:font-size-asian="10pt" style:language-asian="en" style:country-asian="US" style:font-size-complex="10pt" style:language-complex="ar" style:country-complex="SA"/>
    </style:style>
    <style:style style:name="T59" style:family="text">
      <style:text-properties style:use-window-font-color="true" style:font-name="Calibri" fo:font-size="11pt" fo:language="en" fo:country="US" officeooo:rsid="00760a95" style:font-name-asian="Calibri2" style:font-size-asian="11pt" style:language-asian="en" style:country-asian="US" style:font-name-complex="DejaVu Sans" style:font-size-complex="11pt" style:language-complex="ar" style:country-complex="SA"/>
    </style:style>
    <style:style style:name="T60" style:family="text">
      <style:text-properties style:use-window-font-color="true" style:font-name="Calibri" fo:font-size="11pt" fo:language="en" fo:country="US" fo:font-style="normal" style:font-name-asian="Calibri2" style:font-size-asian="11pt" style:language-asian="en" style:country-asian="US" style:font-style-asian="normal" style:font-name-complex="DejaVu Sans" style:font-size-complex="11pt" style:language-complex="ar" style:country-complex="SA" style:font-style-complex="normal"/>
    </style:style>
    <style:style style:name="T61" style:family="text">
      <style:text-properties style:use-window-font-color="true" style:font-name="Calibri" fo:font-size="11pt" fo:language="en" fo:country="US" fo:font-style="italic" style:font-name-asian="Calibri2" style:font-size-asian="11pt" style:language-asian="en" style:country-asian="US" style:font-style-asian="italic" style:font-name-complex="DejaVu Sans" style:font-size-complex="11pt" style:language-complex="ar" style:country-complex="SA" style:font-style-complex="italic"/>
    </style:style>
    <style:style style:name="T62" style:family="text">
      <style:text-properties officeooo:rsid="00760a95"/>
    </style:style>
    <style:style style:name="T63" style:family="text">
      <style:text-properties officeooo:rsid="0076b5a6"/>
    </style:style>
    <style:style style:name="T64" style:family="text">
      <style:text-properties officeooo:rsid="00770c86"/>
    </style:style>
    <style:style style:name="T65" style:family="text">
      <style:text-properties officeooo:rsid="007c4031"/>
    </style:style>
    <style:style style:name="T66" style:family="text">
      <style:text-properties officeooo:rsid="007ed5cd"/>
    </style:style>
    <style:style style:name="T67" style:family="text">
      <style:text-properties officeooo:rsid="0083d3ec"/>
    </style:style>
    <style:style style:name="T68" style:family="text">
      <style:text-properties officeooo:rsid="008740f0"/>
    </style:style>
    <style:style style:name="T69" style:family="text">
      <style:text-properties officeooo:rsid="0088d8c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5">OWASP ESAPI for Java</text:p>
          </table:table-cell>
          <table:table-cell office:value-type="string">
            <text:p text:style-name="P4"><text:span text:style-name="T1">Security </text:span><text:span text:style-name="T3">Bulletin</text:span><text:span text:style-name="T1"> #</text:span><text:span text:style-name="T2">5</text:span></text:p>
          </table:table-cell>
          <table:table-cell office:value-type="string">
            <text:p text:style-name="P4"><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5">How Does </text:span><text:span text:style-name="T6">CVE-2021-29425</text:span><text:span text:style-name="T4"> </text:span><text:span text:style-name="T5">Impact ESAPI?</text:span></text:p>
      <text:p text:style-name="P15"><text:span text:style-name="T37">Kevin W. Wall &lt;</text:span><text:a xlink:type="simple" xlink:href="mailto:kevin.w.wall@gmail.com" text:style-name="ListLabel_20_2" text:visited-style-name="ListLabel_20_2"><text:span text:style-name="Internet_20_link"><text:span text:style-name="T37">kevin.w.wall@gmail.com</text:span></text:span></text:a><text:span text:style-name="T37">&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8">Category:</text:p>
          </table:table-cell>
          <table:table-cell table:style-name="Table2.A1" office:value-type="string">
            <text:p text:style-name="P9"/>
            <text:p text:style-name="P11"><text:span text:style-name="T50">I</text:span>n Apache Commons IO before 2.7, When invoking the method FileNameUtils.normalize with an improper input string, like "//../foo", or "\\..\foo", the result would be the same value, thus possibly providing access to files in the parent directory, but not further above (thus "limited" path traversal), if the calling code would use the result to construct a path value.</text:p>
          </table:table-cell>
        </table:table-row>
        <table:table-row table:style-name="Table2.1">
          <table:table-cell table:style-name="Table2.A1" office:value-type="string">
            <text:p text:style-name="P8">Module:</text:p>
          </table:table-cell>
          <table:table-cell table:style-name="Table2.A1" office:value-type="string">
            <text:p text:style-name="P9"><text:span text:style-name="T50">Apache Commons IO</text:span> – a <text:span text:style-name="T50">transitive </text:span>dependency used by ESAPI <text:span text:style-name="T50">via AntiSamy to support general HTML sanitization. See the dependency tree below for details.</text:span></text:p>
          </table:table-cell>
        </table:table-row>
        <table:table-row table:style-name="Table2.1">
          <table:table-cell table:style-name="Table2.A1" office:value-type="string">
            <text:p text:style-name="P8">Announced:</text:p>
          </table:table-cell>
          <table:table-cell table:style-name="Table2.A1" office:value-type="string">
            <text:p text:style-name="P31"><text:span text:style-name="aqj"><text:span text:style-name="T30">20</text:span></text:span><text:span text:style-name="aqj"><text:span text:style-name="T28">20-03-21 </text:span></text:span><text:span text:style-name="aqj"><text:span text:style-name="T30">via ESAPI </text:span></text:span><text:span text:style-name="aqj"><text:span text:style-name="T31">User Google Group</text:span></text:span></text:p>
            <text:p text:style-name="P31"><text:span text:style-name="aqj"><text:span text:style-name="T32">(</text:span></text:span><text:a xlink:type="simple" xlink:href="https://groups.google.com/a/owasp.org/g/esapi-project-users/c/_c_sb-SlFYk" text:style-name="Internet_20_link" text:visited-style-name="Visited_20_Internet_20_Link"><text:span text:style-name="aqj"><text:span text:style-name="T32">https://groups.google.com/a/owasp.org/g/esapi-project-users/c/_c_sb-SlFYk</text:span></text:span></text:a><text:span text:style-name="aqj"><text:span text:style-name="T32">)</text:span></text:span></text:p>
          </table:table-cell>
        </table:table-row>
        <table:table-row table:style-name="Table2.1">
          <table:table-cell table:style-name="Table2.A1" office:value-type="string">
            <text:p text:style-name="P8">Credits:</text:p>
          </table:table-cell>
          <table:table-cell table:style-name="Table2.A1" office:value-type="string">
            <text:list xml:id="list4093087051" text:style-name="L1">
              <text:list-item>
                <text:p text:style-name="P29">GitHub Dependabot</text:p>
              </text:list-item>
              <text:list-item>
                <text:p text:style-name="P28">SnykBot</text:p>
              </text:list-item>
            </text:list>
          </table:table-cell>
        </table:table-row>
        <table:table-row table:style-name="Table2.1">
          <table:table-cell table:style-name="Table2.A1" office:value-type="string">
            <text:p text:style-name="P8">Affects:</text:p>
          </table:table-cell>
          <table:table-cell table:style-name="Table2.A1" office:value-type="string">
            <text:p text:style-name="P9">All versions of ESAPI 2.x <text:span text:style-name="T24">and all versions of ESAPI 1.x (no longer supported) if you are using AntiSamy via ESAPI’s Validator.</text:span></text:p>
          </table:table-cell>
        </table:table-row>
        <table:table-row table:style-name="Table2.1">
          <table:table-cell table:style-name="Table2.A1" office:value-type="string">
            <text:p text:style-name="P8"><text:span text:style-name="T22">Details</text:span>:</text:p>
          </table:table-cell>
          <table:table-cell table:style-name="Table2.A1" office:value-type="string">
            <text:p text:style-name="P33">Not exploitable as used by ESAPI <text:span text:style-name="T66">or AntiSamy</text:span>. See discussion below.</text:p>
          </table:table-cell>
        </table:table-row>
        <table:table-row table:style-name="Table2.1">
          <table:table-cell table:style-name="Table2.A1" office:value-type="string">
            <text:p text:style-name="P8"><text:span text:style-name="T9">GitHub</text:span> Issue #:</text:p>
          </table:table-cell>
          <table:table-cell table:style-name="Table2.A1" office:value-type="string">
            <text:p text:style-name="P32">N/A</text:p>
          </table:table-cell>
        </table:table-row>
        <table:table-row table:style-name="Table2.1">
          <table:table-cell table:style-name="Table2.A8" office:value-type="string">
            <text:p text:style-name="P13">Related:</text:p>
          </table:table-cell>
          <table:table-cell table:style-name="Table2.A8" office:value-type="string">
            <text:p text:style-name="P35">None.</text:p>
          </table:table-cell>
        </table:table-row>
        <table:table-row table:style-name="Table2.1">
          <table:table-cell table:style-name="Table2.A1" office:value-type="string">
            <text:p text:style-name="P8">CWE:</text:p>
          </table:table-cell>
          <table:table-cell table:style-name="Table2.A1" office:value-type="string">
            <text:p text:style-name="P8">CWE-<text:span text:style-name="T40">22 (NIST: </text:span><text:span text:style-name="T41">Improper Limitation of a Pathname to a Restricted Directory ('Path Traversal')</text:span><text:span text:style-name="T42">)</text:span></text:p>
            <text:p text:style-name="P32"><text:span text:style-name="T42">C</text:span><text:span text:style-name="T41">WE-20 (Apache Software Foundation: Improper Input Validation)</text:span></text:p>
          </table:table-cell>
        </table:table-row>
        <table:table-row table:style-name="Table2.1">
          <table:table-cell table:style-name="Table2.A1" office:value-type="string">
            <text:p text:style-name="P8">CVE Identifier:</text:p>
          </table:table-cell>
          <table:table-cell table:style-name="Table2.A1" office:value-type="string">
            <text:p text:style-name="P10">CVE-202<text:span text:style-name="T51">1-29425</text:span></text:p>
          </table:table-cell>
        </table:table-row>
        <table:table-row table:style-name="Table2.1">
          <table:table-cell table:style-name="Table2.A1" office:value-type="string">
            <text:p text:style-name="P8">CVSS Severity (version <text:span text:style-name="T11">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8">CVSS v<text:span text:style-name="T10">3.1</text:span> Base Score:</text:p>
                </table:table-cell>
                <table:table-cell table:style-name="Table1.A1" office:value-type="string">
                  <text:p text:style-name="P32">5.3 (Medium)</text:p>
                </table:table-cell>
              </table:table-row>
              <table:table-row table:style-name="Table1.1">
                <table:table-cell table:style-name="Table1.A1" office:value-type="string">
                  <text:p text:style-name="P8"><text:s text:c="4"/>Impact Subscore:</text:p>
                </table:table-cell>
                <table:table-cell table:style-name="Table1.A1" office:value-type="string">
                  <text:p text:style-name="P12">1.4</text:p>
                </table:table-cell>
              </table:table-row>
              <table:table-row table:style-name="Table1.1">
                <table:table-cell table:style-name="Table1.A1" office:value-type="string">
                  <text:p text:style-name="P8"><text:s text:c="4"/>Exploitability S<text:span text:style-name="T25">ubscore:</text:span></text:p>
                </table:table-cell>
                <table:table-cell table:style-name="Table1.A1" office:value-type="string">
                  <text:p text:style-name="P32">3.9</text:p>
                </table:table-cell>
              </table:table-row>
              <table:table-row table:style-name="Table1.1">
                <table:table-cell table:style-name="Table1.A1" office:value-type="string">
                  <text:p text:style-name="P8">CVSS Vector</text:p>
                </table:table-cell>
                <table:table-cell table:style-name="Table1.A1" office:value-type="string">
                  <text:p text:style-name="P8"><text:span text:style-name="Internet_20_link"><text:span text:style-name="T45">CVSS:3.1/AV:N/AC:L/PR:N/UI:N/S:U/C:L/I:N/A:N</text:span></text:span></text:p>
                </table:table-cell>
              </table:table-row>
            </table:table>
            <text:p text:style-name="P7"/>
          </table:table-cell>
        </table:table-row>
      </table:table>
      <text:h text:style-name="Heading_20_1" text:outline-level="1"><text:soft-page-break/>Background</text:h>
      <text:p text:style-name="Standard"><text:a xlink:type="simple" xlink:href="https://owasp.org/www-project-enterprise-security-api/" text:style-name="Internet_20_link" text:visited-style-name="Visited_20_Internet_20_Link">OWASP ESAPI</text:a> (<text:span text:style-name="T12">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22"><text:span text:style-name="T13">Apache </text:span><text:span text:style-name="T14">Commons IO is </text:span><text:span text:style-name="T15">a FOSS library of utilities to assist with developing I/O functionality. The class </text:span><text:a xlink:type="simple" xlink:href="http://commons.apache.org/proper/commons-io/apidocs/org/apache/commons/io/FilenameUtils.html" text:style-name="Internet_20_link" text:visited-style-name="Visited_20_Internet_20_Link"><text:span text:style-name="T15">org.apache.commons.io.FileNameUtils</text:span></text:a><text:span text:style-name="T15"> is a class of static methods providing several file name and file path manipulation utilities. </text:span><text:span text:style-name="T16">The normalize() method provides file path name cannonicalization.</text:span></text:p>
      <text:p text:style-name="P25"><text:span text:style-name="T13">The Apache Commons IO library is not a direct dependency of ESAPI. The way that it gets pulled into ESAPI is via a transitive dependency. This is the </text:span><text:span text:style-name="T17">portion of the</text:span><text:span text:style-name="T13"> dependency tree </text:span><text:span text:style-name="T17">from ESAPI 2.2.3.0 (the prior release) that shows how it gets pulled in</text:span><text:span text:style-name="T13">:</text:span></text:p>
      <text:p text:style-name="P36"><text:span text:style-name="T20">kww@feynman:</text:span><text:span text:style-name="T13">~/Code/GitHub/esapi-2.2.3.0-official$ mvn -B dependency:tree</text:span></text:p>
      <text:p text:style-name="P36"><text:span text:style-name="T13">[INFO] Scanning for projects...</text:span></text:p>
      <text:p text:style-name="P36"><text:span text:style-name="T13">[INFO] </text:span></text:p>
      <text:p text:style-name="P36"><text:span text:style-name="T13">[INFO] -----------------------&lt; org.owasp.esapi:esapi &gt;------------------------</text:span></text:p>
      <text:p text:style-name="P36"><text:span text:style-name="T13">[INFO] Building ESAPI 2.2.3.0</text:span></text:p>
      <text:p text:style-name="P36"><text:span text:style-name="T13">[INFO] --------------------------------[ jar ]---------------------------------</text:span></text:p>
      <text:p text:style-name="P36"><text:span text:style-name="T13">[INFO] </text:span></text:p>
      <text:p text:style-name="P36"><text:span text:style-name="T13">[INFO] --- maven-dependency-plugin:3.1.2:tree (default-cli) @ esapi ---</text:span></text:p>
      <text:p text:style-name="P36"><text:span text:style-name="T13">[INFO] org.owasp.esapi:esapi:jar:2.2.3.0</text:span></text:p>
      <text:p text:style-name="P36"><text:span text:style-name="T13">[INFO] </text:span><text:span text:style-name="T7">&lt;... irrelevant dependencies deleted ...&gt;</text:span></text:p>
      <text:p text:style-name="P36"><text:span text:style-name="T13">[INFO] +- org.owasp.antisamy:antisamy:jar:1.6.2:compile</text:span></text:p>
      <text:p text:style-name="P36"><text:span text:style-name="T13">[INFO] | <text:s/>+- net.sourceforge.nekohtml:nekohtml:jar:1.9.22:compile</text:span></text:p>
      <text:p text:style-name="P36"><text:span text:style-name="T13">[INFO] | <text:s/>+- org.apache.httpcomponents:httpclient:jar:4.5.13:compile</text:span></text:p>
      <text:p text:style-name="P36"><text:span text:style-name="T13">[INFO] | <text:s/>+- org.apache.httpcomponents:httpcore:jar:4.4.14:compile</text:span></text:p>
      <text:p text:style-name="P36"><text:span text:style-name="T13">[INFO] | <text:s/>+- org.apache.xmlgraphics:batik-css:jar:1.14:compile</text:span></text:p>
      <text:p text:style-name="P36"><text:span text:style-name="T13">[INFO] | <text:s/>| <text:s/>+- org.apache.xmlgraphics:batik-shared-resources:jar:1.14:compile</text:span></text:p>
      <text:p text:style-name="P36"><text:span text:style-name="T13">[INFO] | <text:s/>| <text:s/>+- org.apache.xmlgraphics:batik-util:jar:1.14:compile</text:span></text:p>
      <text:p text:style-name="P36"><text:span text:style-name="T13">[INFO] | <text:s/>| <text:s/>| <text:s/>+- org.apache.xmlgraphics:batik-constants:jar:1.14:compile</text:span></text:p>
      <text:p text:style-name="P36"><text:span text:style-name="T13">[INFO] | <text:s/>| <text:s/>| <text:s/>\- org.apache.xmlgraphics:batik-i18n:jar:1.14:compile</text:span></text:p>
      <text:p text:style-name="P36"><text:span text:style-name="T13">[INFO] | <text:s/>| <text:s/>\- org.apache.xmlgraphics:xmlgraphics-commons:jar:2.6:compile</text:span></text:p>
      <text:p text:style-name="P36"><text:span text:style-name="T13">[INFO] | <text:s/>| <text:s text:c="4"/>\- commons-io:commons-io:jar:1.3.1:compile</text:span></text:p>
      <text:p text:style-name="P39">... deleted ...</text:p>
      <text:p text:style-name="P36"><text:span text:style-name="T13"/></text:p>
      <text:p text:style-name="P37"><text:span text:style-name="T13">So Commons IO is being pulled in via AntiSamy, </text:span><text:span text:style-name="T18">which pulls in</text:span><text:span text:style-name="T13"> Apache Batik-CSS. </text:span><text:span text:style-name="T18">Batik-CSS is part of a larger Apache Xmlgraphics Batik family</text:span><text:span text:style-name="T13"> </text:span><text:span text:style-name="T18">which is mirrored on GitHub at </text:span><text:a xlink:type="simple" xlink:href="https://github.com/apache/xmlgraphics-batik" text:style-name="Internet_20_link" text:visited-style-name="Visited_20_Internet_20_Link"><text:span text:style-name="T18">https://github.com/apache/xmlgraphics-batik</text:span></text:a><text:span text:style-name="T18">.</text:span></text:p>
      <text:p text:style-name="P37"><text:span text:style-name="T18"/></text:p>
      <text:p text:style-name="P38"><text:span text:style-name="T18">W</text:span><text:span text:style-name="T13">hile it may be obvious, we will also note that AntiSamy also does </text:span><text:span text:style-name="T21">NOT</text:span><text:span text:style-name="T19"> </text:span><text:span text:style-name="T13">directly use Apache Commons IO.</text:span></text:p>
      <text:h text:style-name="Heading_20_1" text:outline-level="1"><text:soft-page-break/>Problem Description</text:h>
      <text:p text:style-name="P1">According to the description in NIST’s National Vulnerability Database (NVD), the current description for <text:a xlink:type="simple" xlink:href="https://nvd.nist.gov/vuln/detail/CVE-2021-29425" text:style-name="Internet_20_link" text:visited-style-name="Visited_20_Internet_20_Link"><text:span text:style-name="T63">CVE-2021-29425</text:span></text:a> states:</text:p>
      <text:p text:style-name="P43"><text:span text:style-name="T39">“</text:span><text:span text:style-name="T44">I</text:span><text:span text:style-name="T43">n Apache Commons IO before 2.7, When invoking the method FileNameUtils.normalize with an improper input string, like "//../foo", or "\\..\foo", the result would be the same value, thus possibly providing access to files in the parent directory, but not further above (thus "limited" path traversal), if the calling code would use the result to construct a path value.”</text:span></text:p>
      <text:p text:style-name="P6">So the real question that everyone is asking is will using ESAPI leave my application code exposed to <text:span text:style-name="T63">CVE-2021-29425 </text:span><text:s/>n a manner that makes this CVE exploitable? That is the question this analysis attempts to answer, but the TL;DR answer for those of you not interested in the details is,</text:p>
      <text:p text:style-name="P44">“<text:span text:style-name="T67">No, it does not, because nothing in the Batik family of libraries uses org.apache.commons.io.FileNameUtils and thus is not affected by this CVE.”</text:span></text:p>
      <text:p text:style-name="P24">Specifically, I cloned <text:a xlink:type="simple" xlink:href="https://github.com/apache/xmlgraphics-batik" text:style-name="Internet_20_link" text:visited-style-name="Visited_20_Internet_20_Link">https://github.com/apache/xmlgraphics-batik</text:a><text:span text:style-name="T60"> and searched the source code for the use of Apache Commons IO and the only reference to any class was to org.apache.commons.io.IOUtils and even then it was </text:span><text:span text:style-name="T61">only </text:span><text:span text:style-name="T60">using the static ‘copy()’ method to copy files. And the copy method only uses code from the JRE (e.g., rt.jar classes and maybe some other implementation specific classes), but no Apache Commons IO classes.</text:span></text:p>
      <text:p text:style-name="P26"><text:span text:style-name="T13">Therefore there is no path that would allow the vulnerable FileNameUtils.normalize() method to be invoked via ESAPI or AntiSamy or even Batik-CSS for that matter. (Obviously any insecure reflection vulnerability or insecure deserialization vulnerability in your applications execution path would allow it to be called, but if that’s the case you have much bigger problems than a limited path traversal attack, so end of discussion on that.)</text:span></text:p>
      <text:h text:style-name="Heading_20_1" text:outline-level="1">Impact</text:h>
      <text:p text:style-name="P16">So, if ESAPI does not expose an exploitable path to <text:span text:style-name="T38">CVE-2021-29425</text:span>, what then <text:span text:style-name="T7">is</text:span> the concern? <text:span text:style-name="T23">The problem as we see it, and likely how many in the ESAPI users community view it, is that Software Composition Analysis (SCA) tools and/or services like OWASP Dependency Check, </text:span>BlackDuck, Snyk, Veracode's SourceClear, <text:span text:style-name="T23">GitHub, </text:span>etc. will continue to give you warnings that you may be required to explain to your management <text:span text:style-name="T26">in order to justify continue using ESAPI in your application.</text:span></text:p>
      <text:p text:style-name="P2"><text:span text:style-name="T46">Upgrading to Commons IO 2.8.0 to </text:span><text:span text:style-name="T47">completely </text:span><text:span text:style-name="T49">remediate</text:span><text:span text:style-name="T46"> this potential vulnerability </text:span><text:span text:style-name="T47">from ESAPI would </text:span><text:span text:style-name="T46">require that ESAPI be updated to require all ESAPI clients be using at least Java 8. Currently the minimal JRE baseline for ESAPI is Java 7. Changing this without </text:span><text:soft-page-break/><text:span text:style-name="T46">warning would </text:span><text:span text:style-name="T47">be in conflict with ESAPI’s deprecation policy, which is now officially described in ESAPI’s </text:span><text:a xlink:type="simple" xlink:href="https://github.com/ESAPI/esapi-java-legacy/blob/develop/README.md" text:style-name="Internet_20_link" text:visited-style-name="Visited_20_Internet_20_Link"><text:span text:style-name="T47">README.md</text:span></text:a><text:span text:style-name="T47"> file, but which has long been our unofficial policy dating back to ESAPI 2.0.0.0. </text:span><text:span text:style-name="T46">If you use ESAPI with Java 8 or later, yo</text:span><text:span text:style-name="T48">u are encouraged to </text:span><text:span text:style-name="T46">the </text:span><text:span text:style-name="T48">workaround which is described in the next section.</text:span></text:p>
      <text:p text:style-name="P23">If as an ESAPI user, you absolutely must continue to use ESAPI’s <text:span text:style-name="T64">with Java 7, they you will just have to accept the risk. But things like this are only going to get worse and ESAPI will soon be requiring Java 8 as a minimal JRE baseline. You can also </text:span>show your management this <text:span text:style-name="T64">security bulletin if you think that will help.</text:span></text:p>
      <text:h text:style-name="Heading_20_1" text:outline-level="1">Workaround</text:h>
      <text:p text:style-name="P3">If you<text:span text:style-name="T65">r application is using Java 8 or later, you can use this workaround and it should make any SCA scans stop complaining about CVE-2021-29425. If you application is using Java 7, you probably have bigger problems than worrying about noise in your SCA scans.</text:span></text:p>
      <text:p text:style-name="P27"><text:span text:style-name="T69">The specific example for this workaround assumes your application is using Maven, but most other modern build tools allow you to do similar things.</text:span></text:p>
      <text:p text:style-name="P27"><text:span text:style-name="T69">For Maven projects, edit </text:span>your application’s pom.xml, <text:span text:style-name="T69">and update your </text:span>reference <text:span text:style-name="T69">of your application’s</text:span> dependency on the ESAPI jar in this manner:</text:p>
      <text:p text:style-name="P14"><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3">2.2.</text:span></text:span><text:span text:style-name="Source_20_Text"><text:span text:style-name="T34">3</text:span></text:span><text:span text:style-name="Source_20_Text"><text:span text:style-name="T33">.</text:span></text:span><text:span text:style-name="Source_20_Text"><text:span text:style-name="T35">1</text:span></text:span><text:span text:style-name="Source_20_Text">&lt;/version&gt; <text:s text:c="3"/></text:span><text:span text:style-name="Source_20_Text"><text:span text:style-name="T69">&lt;!-- Or whatever version you are using. --&gt;</text:span></text:span></text:p>
      <text:p text:style-name="Preformatted_20_Text"><text:span text:style-name="Source_20_Text"><text:s text:c="6"/></text:span><text:span text:style-name="Source_20_Text"><text:span text:style-name="T27">&lt;exclusions&gt;</text:span></text:span></text:p>
      <text:p text:style-name="Preformatted_20_Text"><text:span text:style-name="Source_20_Text"><text:s text:c="8"/></text:span><text:span text:style-name="Source_20_Text"><text:span text:style-name="T27">&lt;exclusion&gt;</text:span></text:span></text:p>
      <text:p text:style-name="Preformatted_20_Text"><text:span text:style-name="Source_20_Text"><text:s text:c="10"/></text:span><text:span text:style-name="Source_20_Text"><text:span text:style-name="T27">&lt;groupId&gt;</text:span></text:span><text:span text:style-name="Source_20_Text"><text:span text:style-name="T29">commons-io</text:span></text:span><text:span text:style-name="Source_20_Text"><text:span text:style-name="T27">&lt;/groupId&gt;</text:span></text:span></text:p>
      <text:p text:style-name="Preformatted_20_Text"><text:span text:style-name="Source_20_Text"><text:s text:c="10"/></text:span><text:span text:style-name="Source_20_Text"><text:span text:style-name="T27">&lt;artifactId&gt;</text:span></text:span><text:span text:style-name="Source_20_Text"><text:span text:style-name="T29">commons-io</text:span></text:span><text:span text:style-name="Source_20_Text"><text:span text:style-name="T27">&lt;/artifactId&gt;</text:span></text:span></text:p>
      <text:p text:style-name="Preformatted_20_Text"><text:span text:style-name="Source_20_Text"><text:s text:c="8"/></text:span><text:span text:style-name="Source_20_Text"><text:span text:style-name="T27">&lt;/exclusion&gt;</text:span></text:span></text:p>
      <text:p text:style-name="Preformatted_20_Text"><text:span text:style-name="Source_20_Text"><text:s text:c="6"/>&lt;/exclusions&gt;</text:span></text:p>
      <text:p text:style-name="P47"><text:span text:style-name="Source_20_Text"><text:span text:style-name="T30"><text:s text:c="4"/>&lt;/dependency&gt;</text:span></text:span></text:p>
      <text:p text:style-name="P34"><text:span text:style-name="Source_20_Text"><text:span text:style-name="T54"><text:s text:c="4"/></text:span></text:span><text:span text:style-name="Source_20_Text"><text:span text:style-name="T54">&lt;!-- Add commons-</text:span></text:span><text:span text:style-name="Source_20_Text"><text:span text:style-name="T53">io</text:span></text:span><text:span text:style-name="Source_20_Text"><text:span text:style-name="T54"> 2.8.0 (or later) as an explicit dependency to</text:span></text:span></text:p>
      <text:p text:style-name="P34"><text:span text:style-name="Source_20_Text"><text:span text:style-name="T54"><text:s text:c="9"/>work around CVE-2021-29425.</text:span></text:span></text:p>
      <text:p text:style-name="P34"><text:span text:style-name="Source_20_Text"><text:span text:style-name="T54"><text:s text:c="5"/>--&gt;</text:span></text:span></text:p>
      <text:p text:style-name="P42"><text:span text:style-name="Source_20_Text"><text:span text:style-name="T54"><text:s text:c="4"/></text:span></text:span><text:span text:style-name="Source_20_Text"><text:span text:style-name="T54">&lt;</text:span></text:span><text:span text:style-name="Source_20_Text"><text:span text:style-name="T54">dependency</text:span></text:span><text:span text:style-name="Source_20_Text"><text:span text:style-name="T54">&gt;</text:span></text:span></text:p>
      <text:p text:style-name="P42"><text:span text:style-name="Source_20_Text"><text:span text:style-name="T54"><text:s text:c="7"/></text:span></text:span><text:span text:style-name="Source_20_Text"><text:span text:style-name="T54">&lt;</text:span></text:span><text:span text:style-name="Source_20_Text"><text:span text:style-name="T54">groupId</text:span></text:span><text:span text:style-name="Source_20_Text"><text:span text:style-name="T54">&gt;</text:span></text:span><text:span text:style-name="Source_20_Text"><text:span text:style-name="T54">commons-io</text:span></text:span><text:span text:style-name="Source_20_Text"><text:span text:style-name="T54">&lt;/</text:span></text:span><text:span text:style-name="Source_20_Text"><text:span text:style-name="T54">groupId</text:span></text:span><text:span text:style-name="Source_20_Text"><text:span text:style-name="T54">&gt;</text:span></text:span></text:p>
      <text:p text:style-name="P42"><text:span text:style-name="Source_20_Text"><text:span text:style-name="T54"><text:s text:c="8"/></text:span></text:span><text:span text:style-name="Source_20_Text"><text:span text:style-name="T54">&lt;</text:span></text:span><text:span text:style-name="Source_20_Text"><text:span text:style-name="T54">artifactId</text:span></text:span><text:span text:style-name="Source_20_Text"><text:span text:style-name="T54">&gt;</text:span></text:span><text:span text:style-name="Source_20_Text"><text:span text:style-name="T54">commons-io</text:span></text:span><text:span text:style-name="Source_20_Text"><text:span text:style-name="T54">&lt;/</text:span></text:span><text:span text:style-name="Source_20_Text"><text:span text:style-name="T54">artifactId</text:span></text:span><text:span text:style-name="Source_20_Text"><text:span text:style-name="T54">&gt;</text:span></text:span></text:p>
      <text:p text:style-name="P42"><text:span text:style-name="Source_20_Text"><text:span text:style-name="T54"><text:s text:c="12"/></text:span></text:span><text:span text:style-name="Source_20_Text"><text:span text:style-name="T54">&lt;!-- Note: commons-</text:span></text:span><text:span text:style-name="Source_20_Text"><text:span text:style-name="T53">io</text:span></text:span><text:span text:style-name="Source_20_Text"><text:span text:style-name="T54">:2.7 and later require</text:span></text:span><text:span text:style-name="Source_20_Text"><text:span text:style-name="T58">s</text:span></text:span><text:span text:style-name="Source_20_Text"><text:span text:style-name="T54"> Java 8 --&gt;</text:span></text:span></text:p>
      <text:p text:style-name="P40"><text:span text:style-name="Source_20_Text"><text:span text:style-name="T54"><text:s text:c="12"/></text:span></text:span><text:span text:style-name="Source_20_Text"><text:span text:style-name="T54">&lt;</text:span></text:span><text:span text:style-name="Source_20_Text"><text:span text:style-name="T54">version</text:span></text:span><text:span text:style-name="Source_20_Text"><text:span text:style-name="T54">&gt;</text:span></text:span><text:span text:style-name="Source_20_Text"><text:span text:style-name="T54">2.8.0</text:span></text:span><text:span text:style-name="Source_20_Text"><text:span text:style-name="T54">&lt;/</text:span></text:span><text:span text:style-name="Source_20_Text"><text:span text:style-name="T54">version</text:span></text:span><text:span text:style-name="Source_20_Text"><text:span text:style-name="T54">&gt;</text:span></text:span></text:p>
      <text:p text:style-name="P41"><text:span text:style-name="Source_20_Text"><text:span text:style-name="T54"><text:s text:c="5"/>&lt;/</text:span></text:span><text:span text:style-name="Source_20_Text"><text:span text:style-name="T54">dependency</text:span></text:span><text:span text:style-name="Source_20_Text"><text:span text:style-name="T54">&gt;</text:span></text:span></text:p>
      <text:p text:style-name="P45"/>
      <text:p text:style-name="P46"><text:soft-page-break/><text:span text:style-name="T69">The lines highlighted in yellow are lines you will add.</text:span></text:p>
      <text:p text:style-name="P46">When you then build your project, this should <text:span text:style-name="T8">exclude</text:span> the <text:span text:style-name="T69">vulnerable version of commons-io</text:span> jar <text:span text:style-name="T69">that ESAPI would normally pull in and replace it with the one you specified in your updated pom.xml file. (Of course, this is assuming you don’t have the commons-io jar elsewhere as a direct or transitive dependency) </text:span><text:s/>Note that you do not have to specify a ‘version’ <text:span text:style-name="T62">when you “exclude” it.</text:span></text:p>
      <text:p text:style-name="P18">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 <text:span text:style-name="T69">For other build tools, you’re on your own.</text:span></text:p>
      <text:h text:style-name="P48" text:outline-level="2">Additional Precautions</text:h>
      <text:p text:style-name="P19">Run OWASP Dependency Check or a similar SCA tool or service on your final project configuration <text:span text:style-name="T68">after configuring the workaround </text:span>to ensure that <text:span text:style-name="Source_20_Text"><text:span text:style-name="T59">CVE-2021-29425</text:span></text:span><text:span text:style-name="Source_20_Text"><text:span text:style-name="T52"> </text:span></text:span><text:span text:style-name="T62">no longer shows up as a vulnerability </text:span>in your application’s class path.</text:p>
      <text:h text:style-name="Heading_20_1" text:outline-level="1">Solution</text:h>
      <text:p text:style-name="P17">The only “real” solution to this is to have OWASP ESAPI <text:span text:style-name="T62">update to require Java 8 as a minimal JRE baseline. That is planned later on in the year, but we can not do so without sufficient advance warning. Stay tuned to the ESAPI-Dev and ESAPI-Users Google groups mailing lists.</text:span></text:p>
      <text:p text:style-name="P20"><text:span text:style-name="T36">If you decide to live with the SCA scanner warnings, perhaps you can show your management this ESAPI security bulletin to convince them that using ESAPI does not make CVE-2020-9488 exploitable to your application because of the restricted way that ESAPI uses Apache Commons IO classes.</text:span></text:p>
      <text:h text:style-name="Heading_20_1" text:outline-level="1">References</text:h>
      <text:p text:style-name="P21"><text:a xlink:type="simple" xlink:href="https://nvd.nist.gov/vuln/detail/CVE-2021-29425" text:style-name="Internet_20_link" text:visited-style-name="Visited_20_Internet_20_Link">https://nvd.nist.gov/vuln/detail/CVE-2021-2942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Calibri1" svg:font-family="Calibri" style:font-family-generic="swiss"/>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Monospace" svg:font-family="Monospace"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Monospace1" svg:font-family="Monospace"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8851b0" officeooo:paragraph-rsid="008851b0"/>
    </style:style>
    <style:style style:name="MT1" style:family="text">
      <style:text-properties officeooo:rsid="0088d8cd"/>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Security Bulletin 5<text:tab/><text:tab/><text:span text:style-name="MT1">Publication D</text:span>ate: May 8, 202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1-05-08T18:16:41.191098995</dc:date>
    <meta:editing-cycles>87</meta:editing-cycles>
    <meta:editing-duration>P1DT13M51S</meta:editing-duration>
    <meta:generator>LibreOffice/6.0.7.3$Linux_X86_64 LibreOffice_project/00m0$Build-3</meta:generator>
    <meta:printed-by>Kevin Wall</meta:printed-by>
    <meta:document-statistic meta:table-count="3" meta:image-count="0" meta:object-count="0" meta:page-count="5" meta:paragraph-count="112" meta:word-count="1397" meta:character-count="9878" meta:non-whitespace-character-count="84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